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cm" fo:margin-right="0cm" fo:line-height="150%" fo:text-align="justify" style:justify-single-word="false" fo:text-indent="2cm" style:auto-text-indent="false" fo:background-color="transparent"/>
    </style:style>
    <style:style style:name="P2"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text-indent="2cm" style:auto-text-indent="false" style:page-number="auto" fo:background-color="transparent"/>
    </style:style>
    <style:style style:name="P3" style:family="paragraph" style:parent-style-name="Text_20_body" style:master-page-name="">
      <loext:graphic-properties draw:fill="none"/>
      <style:paragraph-properties fo:margin-left="0cm" fo:margin-right="0cm" fo:line-height="150%" fo:text-align="justify" style:justify-single-word="false" fo:text-indent="2cm" style:auto-text-indent="false" style:page-number="auto" fo:background-color="transparent"/>
    </style:style>
    <style:style style:name="P4" style:family="paragraph" style:parent-style-name="Text_20_body">
      <style:paragraph-properties fo:text-align="center" style:justify-single-word="false"/>
    </style:style>
    <style:style style:name="T1"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1">O Chamado de Jeremias</text:span></text:span></text:p>
      <text:p text:style-name="Text_20_body"><text:span text:style-name="Strong_20_Emphasis"/></text:p>
      <text:p text:style-name="P2">Jeremias era um jovem quando Deus falou com ele pela primeira vez. Deus disse a Jeremias que já o conhecia desde antes dele nascer e que o escolheu para ser um profeta, alguém que falaria para o povo em nome de Deus. Jeremias ficou com medo e disse a Deus que era muito jovem e que não sabia falar bem. Mas Deus respondeu que ele não precisava ter medo e que estaria com ele, cuidando e protegendo-o. Deus tocou na boca de Jeremias e colocou Suas próprias palavras ali, para que ele soubesse exatamente o que dizer. Deus deu a Jeremias uma missão importante: ele teria que ensinar o povo e avisá-los para que voltassem para Deus e deixassem de adorar outros deuses. Deus avisou que seria difícil, mas prometeu estar sempre ao lado de Jeremias, protegendo-o contra aqueles que não gostassem da mensagem. No final, Deus disse que, mesmo que as pessoas tentassem lutar contra Jeremias, elas não venceriam, porque Deus estaria sempre com ele para protegê-lo.</text:p>
      <text:p text:style-name="P3">Essa história nos mostra que Deus escolhe e ajuda as pessoas para fazerem coisas importantes, mesmo quando elas têm medo ou se sentem inseguras.</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01:51:32.957963837</meta:creation-date>
    <meta:print-date>2024-11-07T01:55:39.159097526</meta:print-date>
    <meta:printed-by>Arquivos PDF</meta:printed-by>
    <dc:date>2024-11-07T01:57:42.273120783</dc:date>
    <meta:editing-duration>PT2M3S</meta:editing-duration>
    <meta:editing-cycles>1</meta:editing-cycles>
    <meta:document-statistic meta:table-count="0" meta:image-count="0" meta:object-count="0" meta:page-count="1" meta:paragraph-count="3" meta:word-count="196" meta:character-count="1119" meta:non-whitespace-character-count="926"/>
    <meta:generator>LibreOffice/24.2.6.2$Linux_X86_64 LibreOffice_project/420$Build-2</meta:generator>
  </office:meta>
</office:document-meta>
</file>